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modern" style:font-pitch="fixed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border-top="none" fo:border-left="none" fo:border-bottom="0.0104in solid #EAECEF" fo:border-right="none" fo:padding-top="0in" fo:padding-left="0in" fo:padding-bottom="0.0555in" fo:padding-right="0in" style:shadow="none" fo:margin-top="0.0694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24292E" style:letter-kerning="true" fo:font-size="24pt" style:font-size-asian="24pt" style:font-size-complex="24pt"/>
    </style:style>
    <style:style style:name="P2" style:parent-style-name="Normal" style:family="paragraph">
      <style:paragraph-properties fo:margin-bottom="0.1666in" fo:line-height="100%" fo:background-color="#FFFFFF"/>
    </style:style>
    <style:style style:name="T3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4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6" style:parent-style-name="Normal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8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9" style:parent-style-name="Normal" style:family="paragraph">
      <style:paragraph-properties fo:margin-top="0.0416in" fo:margin-bottom="0.0694in" fo:line-height="100%" fo:background-color="#FFFFFF"/>
    </style:style>
    <style:style style:name="T10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2" style:parent-style-name="Normal" style:family="paragraph">
      <style:paragraph-properties fo:margin-top="0.0416in" fo:margin-bottom="0.0694in" fo:line-height="100%" fo:background-color="#FFFFFF"/>
    </style:style>
    <style:style style:name="T13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5" style:parent-style-name="Normal" style:family="paragraph">
      <style:paragraph-properties fo:margin-top="0.0416in" fo:margin-bottom="0.0694in" fo:line-height="100%" fo:background-color="#FFFFFF"/>
    </style:style>
    <style:style style:name="T16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1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4292E" fo:font-size="12pt" style:font-size-asian="12pt" style:font-size-complex="12pt"/>
    </style:style>
    <style:style style:name="P19" style:parent-style-name="Normal" style:family="paragraph">
      <style:paragraph-properties fo:margin-top="0.0416in" fo:margin-bottom="0.0694in" fo:line-height="100%" fo:background-color="#FFFFFF"/>
    </style:style>
    <style:style style:name="T20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2" style:parent-style-name="Normal" style:family="paragraph">
      <style:paragraph-properties fo:margin-top="0.0416in" fo:margin-bottom="0.0694in" fo:line-height="100%" fo:background-color="#FFFFFF"/>
    </style:style>
    <style:style style:name="T23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25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4292E" fo:font-size="12pt" style:font-size-asian="12pt" style:font-size-complex="12pt"/>
    </style:style>
    <style:style style:name="P26" style:parent-style-name="Normal" style:family="paragraph">
      <style:paragraph-properties fo:margin-top="0.0416in" fo:margin-bottom="0.0694in" fo:line-height="100%" fo:background-color="#FFFFFF"/>
    </style:style>
    <style:style style:name="T27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9" style:parent-style-name="Normal" style:family="paragraph">
      <style:paragraph-properties fo:margin-top="0.0416in" fo:margin-bottom="0.0694in" fo:line-height="100%" fo:background-color="#FFFFFF"/>
    </style:style>
    <style:style style:name="T30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32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4" style:parent-style-name="Normal" style:family="paragraph">
      <style:paragraph-properties fo:margin-top="0.0416in" fo:margin-bottom="0.0694in" fo:line-height="100%" fo:background-color="#FFFFFF"/>
    </style:style>
    <style:style style:name="T35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7" style:parent-style-name="Normal" style:family="paragraph">
      <style:paragraph-properties fo:margin-top="0.0416in" fo:margin-bottom="0.0694in" fo:line-height="100%" fo:background-color="#FFFFFF"/>
    </style:style>
    <style:style style:name="T38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39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0" style:parent-style-name="Normal" style:family="paragraph">
      <style:paragraph-properties fo:margin-top="0.0416in" fo:margin-bottom="0.0694in" fo:line-height="100%" fo:background-color="#FFFFFF"/>
    </style:style>
    <style:style style:name="T41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42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3" style:parent-style-name="Normal" style:family="paragraph">
      <style:paragraph-properties fo:margin-top="0.0416in" fo:margin-bottom="0.0694in" fo:line-height="100%" fo:background-color="#FFFFFF"/>
    </style:style>
    <style:style style:name="T44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45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6" style:parent-style-name="Normal" style:family="paragraph">
      <style:paragraph-properties fo:margin-top="0.0416in" fo:margin-bottom="0.0694in" fo:line-height="100%" fo:background-color="#FFFFFF"/>
    </style:style>
    <style:style style:name="T47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48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9" style:parent-style-name="Normal" style:family="paragraph">
      <style:paragraph-properties fo:margin-top="0.0416in" fo:margin-bottom="0.0694in" fo:line-height="100%" fo:background-color="#FFFFFF"/>
    </style:style>
    <style:style style:name="T50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51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2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24292E" fo:font-size="18pt" style:font-size-asian="18pt" style:font-size-complex="18pt"/>
    </style:style>
    <style:style style:name="P53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4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5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6" style:parent-style-name="Normal" style:family="paragraph">
      <style:paragraph-properties fo:margin-top="0.0694in" fo:margin-bottom="0.0694in" fo:line-height="100%" fo:background-color="#FFFFFF"/>
    </style:style>
    <style:style style:name="T57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58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P59" style:parent-style-name="Normal" style:family="paragraph">
      <style:paragraph-properties fo:margin-top="0.0694in" fo:margin-bottom="0.0694in" fo:line-height="100%" fo:background-color="#FFFFFF"/>
    </style:style>
    <style:style style:name="T60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4292E" fo:font-size="12pt" style:font-size-asian="12pt" style:font-size-complex="12pt"/>
    </style:style>
    <style:style style:name="P61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62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63" style:parent-style-name="Normal" style:family="paragraph">
      <style:paragraph-properties fo:margin-top="0.0694in" fo:margin-bottom="0.0694in" fo:line-height="100%" fo:background-color="#FFFFFF"/>
    </style:style>
    <style:style style:name="T64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65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66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6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68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69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70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71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72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73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7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75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7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77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78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79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80" style:parent-style-name="Normal" style:family="paragraph">
      <style:paragraph-properties fo:margin-top="0.0694in" fo:margin-bottom="0.0694in" fo:line-height="100%" fo:background-color="#FFFFFF"/>
    </style:style>
    <style:style style:name="T81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82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83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84" style:parent-style-name="Normal" style:family="paragraph">
      <style:paragraph-properties fo:margin-top="0.0416in" fo:margin-bottom="0.0694in" fo:line-height="100%" fo:background-color="#FFFFFF"/>
    </style:style>
    <style:style style:name="T85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86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87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88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P89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90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91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92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93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94" style:parent-style-name="Normal" style:family="paragraph">
      <style:paragraph-properties fo:margin-top="0.0694in" fo:margin-bottom="0.0694in" fo:line-height="100%" fo:background-color="#FFFFFF"/>
    </style:style>
    <style:style style:name="T95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96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P97" style:parent-style-name="Normal" style:family="paragraph">
      <style:paragraph-properties fo:margin-top="0.0416in" fo:margin-bottom="0.0694in" fo:line-height="100%" fo:background-color="#FFFFFF"/>
    </style:style>
    <style:style style:name="T98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99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4292E" fo:font-size="12pt" style:font-size-asian="12pt" style:font-size-complex="12pt"/>
    </style:style>
    <style:style style:name="T100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01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24292E" fo:font-size="18pt" style:font-size-asian="18pt" style:font-size-complex="18pt"/>
    </style:style>
    <style:style style:name="P102" style:parent-style-name="Normal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03" style:parent-style-name="Normal" style:family="paragraph">
      <style:paragraph-properties fo:margin-top="0.0694in" fo:margin-bottom="0.0694in" fo:line-height="100%" fo:background-color="#FFFFFF"/>
    </style:style>
    <style:style style:name="T104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P105" style:parent-style-name="Normal" style:family="paragraph">
      <style:paragraph-properties fo:margin-top="0.0416in" fo:margin-bottom="0.0694in" fo:line-height="100%" fo:background-color="#FFFFFF"/>
    </style:style>
    <style:style style:name="T106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P107" style:parent-style-name="Normal" style:family="paragraph">
      <style:paragraph-properties fo:margin-top="0.0416in" fo:margin-bottom="0.0694in" fo:line-height="100%" fo:background-color="#FFFFFF"/>
    </style:style>
    <style:style style:name="T108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P109" style:parent-style-name="Normal" style:family="paragraph">
      <style:paragraph-properties fo:margin-bottom="0in" fo:line-height="100%" fo:background-color="#FFFFFF"/>
    </style:style>
    <style:style style:name="T110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111" style:parent-style-name="DefaultParagraphFont" style:family="text"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T112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13" style:parent-style-name="Normal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14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P115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P116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P117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P118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P119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P120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P121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P122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P123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P124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P125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P126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P127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P128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P129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P130" style:parent-style-name="Normal" style:family="paragraph">
      <style:paragraph-properties fo:margin-bottom="0in" fo:line-height="100%" fo:background-color="#FFFFFF"/>
    </style:style>
    <style:style style:name="T131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132" style:parent-style-name="DefaultParagraphFont" style:family="text"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T133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134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135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36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P137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P138" style:parent-style-name="Normal" style:family="paragraph">
      <style:paragraph-properties fo:margin-bottom="0.1666in" fo:line-height="100%" fo:background-color="#FFFFFF"/>
    </style:style>
    <style:style style:name="T139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4292E" fo:font-size="12pt" style:font-size-asian="12pt" style:font-size-complex="12pt"/>
    </style:style>
    <style:style style:name="P140" style:parent-style-name="Normal" style:family="paragraph">
      <style:paragraph-properties fo:margin-bottom="0in" fo:line-height="100%" fo:background-color="#FFFFFF"/>
    </style:style>
    <style:style style:name="T141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142" style:parent-style-name="DefaultParagraphFont" style:family="text"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P143" style:parent-style-name="Normal" style:family="paragraph">
      <style:paragraph-properties fo:margin-bottom="0in" fo:line-height="100%" fo:background-color="#FFFFFF"/>
    </style:style>
    <style:style style:name="T144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145" style:parent-style-name="DefaultParagraphFont" style:family="text"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P146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47" style:parent-style-name="Normal" style:family="paragraph">
      <style:paragraph-properties fo:margin-bottom="0in" fo:line-height="100%" fo:background-color="#FFFFFF"/>
    </style:style>
    <style:style style:name="T148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149" style:parent-style-name="DefaultParagraphFont" style:family="text"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T150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51" style:parent-style-name="Normal" style:family="paragraph">
      <style:paragraph-properties fo:margin-top="0.0416in" fo:margin-bottom="0.0694in" fo:line-height="100%" fo:background-color="#FFFFFF"/>
    </style:style>
    <style:style style:name="T152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153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154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155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156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157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158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59" style:parent-style-name="Normal" style:family="paragraph">
      <style:paragraph-properties fo:line-height="100%" fo:background-color="#FFFFFF"/>
    </style:style>
    <style:style style:name="T160" style:parent-style-name="DefaultParagraphFont" style:family="text">
      <style:text-properties style:font-name="Segoe UI" style:font-name-asian="Times New Roman" style:font-name-complex="Segoe UI" fo:color="#6A737D" fo:font-size="12pt" style:font-size-asian="12pt" style:font-size-complex="12pt"/>
    </style:style>
    <style:style style:name="T161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P162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24292E" fo:font-size="18pt" style:font-size-asian="18pt" style:font-size-complex="18pt"/>
    </style:style>
    <style:style style:name="P163" style:parent-style-name="Normal" style:family="paragraph">
      <style:paragraph-properties fo:margin-bottom="0in" fo:line-height="100%" fo:background-color="#FFFFFF"/>
    </style:style>
    <style:style style:name="T164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165" style:parent-style-name="DefaultParagraphFont" style:family="text"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T166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167" style:parent-style-name="DefaultParagraphFont" style:family="text"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T168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69" style:parent-style-name="Normal" style:family="paragraph">
      <style:paragraph-properties fo:margin-bottom="0in" fo:line-height="100%" fo:background-color="#FFFFFF"/>
    </style:style>
    <style:style style:name="T170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171" style:parent-style-name="DefaultParagraphFont" style:family="text"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T172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73" style:parent-style-name="Normal" style:family="paragraph">
      <style:paragraph-properties fo:margin-top="0.1666in" fo:margin-bottom="0.1666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74" style:parent-style-name="Normal" style:family="paragraph">
      <style:paragraph-properties fo:margin-bottom="0in" fo:line-height="100%" fo:background-color="#F6F8FA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P175" style:parent-style-name="Normal" style:family="paragraph">
      <style:paragraph-properties fo:margin-bottom="0in" fo:line-height="100%" fo:margin-left="0.5in" fo:background-color="#F6F8FA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76" style:parent-style-name="DefaultParagraphFont" style:family="text">
      <style:text-properties style:font-name="Consolas" style:font-name-asian="Times New Roman" style:font-name-complex="Courier New" fo:color="#24292E" fo:font-size="10pt" style:font-size-asian="10pt" style:font-size-complex="10pt"/>
    </style:style>
  </office:automatic-styles>
  <office:body>
    <office:text text:use-soft-page-breaks="true">
      <text:h text:style-name="P1" text:outline-level="1">SpringBlog</text:h>
      <text:p text:style-name="P2"><text:span text:style-name="T3">SpringBlog is a very simple and clean-design blog system implemented with Spring Boot. I had put it on production for my personal </text:span><text:a xlink:href="https://bvn13.tk/" office:target-frame-name="_top" xlink:show="replace"><text:span text:style-name="T4">bvn13's blog</text:span></text:a><text:span text:style-name="T5"> since 2017-11-03.</text:span></text:p>
      <text:p text:style-name="P6">SpringBlog is powered by many powerful frameworks and third-party projects:</text:p>
      <text:list text:style-name="LFO1" text:continue-numbering="true">
        <text:list-item>
          <text:p text:style-name="P7">Spring Boot and many of Spring familiy (e.g. Spring MVC, Spring JPA, Spring Secruity and etc)</text:p>
        </text:list-item>
        <text:list-item>
          <text:p text:style-name="P8">Hibernate + PostgreSQL</text:p>
        </text:list-item>
        <text:list-item>
          <text:p text:style-name="P9"><text:a xlink:href="https://github.com/brettwooldridge/HikariCP" office:target-frame-name="_top" xlink:show="replace"><text:span text:style-name="T10">HikariCP</text:span></text:a><text:span text:style-name="T11"> - A solid high-performance JDBC connection pool</text:span></text:p>
        </text:list-item>
        <text:list-item>
          <text:p text:style-name="P12"><text:a xlink:href="https://getbootstrap.com/" office:target-frame-name="_top" xlink:show="replace"><text:span text:style-name="T13">Bootstrap</text:span></text:a><text:span text:style-name="T14"> - A very popular and responsive front-end framework</text:span></text:p>
        </text:list-item>
        <text:list-item>
          <text:p text:style-name="P15"><text:a xlink:href="https://github.com/sirthias/pegdown" office:target-frame-name="_top" xlink:show="replace"><text:span text:style-name="T16">Pegdown</text:span></text:a><text:span text:style-name="T17"> -  </text:span><text:span text:style-name="T18">(deprecated)</text:span></text:p>
        </text:list-item>
        <text:list-item>
          <text:p text:style-name="P19"><text:a xlink:href="http://ace.c9.io/" office:target-frame-name="_top" xlink:show="replace"><text:span text:style-name="T20">ACE Editor</text:span></text:a><text:span text:style-name="T21"> - A high performance code editor which I use to write posts and code.</text:span></text:p>
        </text:list-item>
        <text:list-item>
          <text:p text:style-name="P22"><text:a xlink:href="http://pygments.org/" office:target-frame-name="_top" xlink:show="replace"><text:span text:style-name="T23">Pygments</text:span></text:a><text:span text:style-name="T24"> -  </text:span><text:span text:style-name="T25">(deprecated)</text:span></text:p>
        </text:list-item>
        <text:list-item>
          <text:p text:style-name="P26"><text:a xlink:href="https://github.com/vsch/flexmark-java" office:target-frame-name="_top" xlink:show="replace"><text:span text:style-name="T27">Flexmark</text:span></text:a><text:span text:style-name="T28"> - Java implementation of CommonMark 0.28 spec parser using the blocks first, inlines after Markdown parsing architecture</text:span></text:p>
        </text:list-item>
        <text:list-item>
          <text:p text:style-name="P29"><text:a xlink:href="https://github.com/neuland/jade4j" office:target-frame-name="_top" xlink:show="replace"><text:span text:style-name="T30">Jade4j</text:span></text:a><text:span text:style-name="T31"> - </text:span><text:a xlink:href="http://jade-lang.com/" office:target-frame-name="_top" xlink:show="replace"><text:span text:style-name="T32">Jade</text:span></text:a><text:span text:style-name="T33"> is an elegant template language.</text:span></text:p>
        </text:list-item>
        <text:list-item>
          <text:p text:style-name="P34"><text:a xlink:href="http://www.webjars.org/" office:target-frame-name="_top" xlink:show="replace"><text:span text:style-name="T35">Webjars</text:span></text:a><text:span text:style-name="T36"> - A client-side web libraries packaged into JAR files. A easy way to manage JavaScript and CSS vendors in Gradle.</text:span></text:p>
        </text:list-item>
        <text:list-item>
          <text:p text:style-name="P37"><text:a xlink:href="http://redis.io/" office:target-frame-name="_top" xlink:show="replace"><text:span text:style-name="T38">Redis</text:span></text:a><text:span text:style-name="T39"> - A very powerful in-memory data cache server.</text:span></text:p>
        </text:list-item>
        <text:list-item>
          <text:p text:style-name="P40"><text:a xlink:href="http://prismjs.com/" office:target-frame-name="_top" xlink:show="replace"><text:span text:style-name="T41">Prism</text:span></text:a><text:span text:style-name="T42"> - syntax highlighter</text:span></text:p>
        </text:list-item>
        <text:list-item>
          <text:p text:style-name="P43"><text:a xlink:href="https://www.highcharts.com/" office:target-frame-name="_top" xlink:show="replace"><text:span text:style-name="T44">HighCharts</text:span></text:a><text:span text:style-name="T45"> - charts JS-library</text:span></text:p>
        </text:list-item>
        <text:list-item>
          <text:p text:style-name="P46"><text:a xlink:href="https://github.com/rubenlagus/TelegramBots" office:target-frame-name="_top" xlink:show="replace"><text:span text:style-name="T47">TelegramBots</text:span></text:a><text:span text:style-name="T48"> - telegram bot API for sending announcements of posts into Telegram Channel</text:span></text:p>
        </text:list-item>
        <text:list-item>
          <text:p text:style-name="P49"><text:a xlink:href="http://www.daterangepicker.com/" office:target-frame-name="_top" xlink:show="replace"><text:span text:style-name="T50">Date Range Picker</text:span></text:a><text:span text:style-name="T51"> - A JavaScript component for choosing date ranges. Designed to work with the Bootstrap CSS framework.</text:span></text:p>
        </text:list-item>
      </text:list>
      <text:h text:style-name="P52" text:outline-level="2">Changelog</text:h>
      <text:p text:style-name="Normal">2018-04-19</text:p>
      <text:list text:style-name="LFO2" text:continue-numbering="true">
        <text:list-item>
          <text:p text:style-name="P53">Added subscription link into NavBar</text:p>
        </text:list-item>
        <text:list-item>
          <text:p text:style-name="P54">Implemented http proxy using for telegram notifier</text:p>
        </text:list-item>
      </text:list>
      <text:p text:style-name="Normal">2018-01-29</text:p>
      <text:soft-page-break/>
      <text:list text:style-name="LFO3" text:continue-numbering="true">
        <text:list-item>
          <text:p text:style-name="P55">Implemented live post content preview without saving</text:p>
        </text:list-item>
      </text:list>
      <text:p text:style-name="Normal">2017-12-25</text:p>
      <text:list text:style-name="LFO4" text:continue-numbering="true">
        <text:list-item>
          <text:p text:style-name="P56"><text:span text:style-name="T57">Added chart filters into admin dashboard using </text:span><text:a xlink:href="http://www.daterangepicker.com/" office:target-frame-name="_top" xlink:show="replace"><text:span text:style-name="T58">Date Range Picker</text:span></text:a></text:p>
        </text:list-item>
      </text:list>
      <text:p text:style-name="Normal">2017-12-22 - SpringBlog version 2.8.0 is released</text:p>
      <text:list text:style-name="LFO5" text:continue-numbering="true">
        <text:list-item>
          <text:p text:style-name="P59"><text:span text:style-name="T60">SpringBoot updated upto 1.4.9</text:span></text:p>
        </text:list-item>
        <text:list-item>
          <text:p text:style-name="P61">Added announcements for posts</text:p>
        </text:list-item>
        <text:list-item>
          <text:p text:style-name="P62">Implemented Telegram Bot aimed at sending posts announcements into Telegram Channel</text:p>
        </text:list-item>
      </text:list>
      <text:p text:style-name="Normal">2017-12-21</text:p>
      <text:list text:style-name="LFO6" text:continue-numbering="true">
        <text:list-item>
          <text:p text:style-name="P63"><text:span text:style-name="T64">Added Visitors Statistics chart onto Admin Dashboard (powered with </text:span><text:a xlink:href="https://www.highcharts.com/" office:target-frame-name="_top" xlink:show="replace"><text:span text:style-name="T65">HighCharts</text:span></text:a><text:span text:style-name="T66">)</text:span></text:p>
        </text:list-item>
      </text:list>
      <text:p text:style-name="Normal">2017-11-27</text:p>
      <text:list text:style-name="LFO7" text:continue-numbering="true">
        <text:list-item>
          <text:p text:style-name="P67">Improved checking robots' user-agents by comparison using RegExp</text:p>
        </text:list-item>
      </text:list>
      <text:p text:style-name="Normal">2017-11-23</text:p>
      <text:list text:style-name="LFO8" text:continue-numbering="true">
        <text:list-item>
          <text:p text:style-name="P68">Added OpenGraph fields into post page</text:p>
        </text:list-item>
      </text:list>
      <text:p text:style-name="Normal">2017-11-21</text:p>
      <text:list text:style-name="LFO9" text:continue-numbering="true">
        <text:list-item>
          <text:p text:style-name="P69">Implemented opening of images in modal form</text:p>
        </text:list-item>
        <text:list-item>
          <text:p text:style-name="P70">Implemented Flexmark plugin - converter from regular link to embedded-frame for Youtube videos</text:p>
        </text:list-item>
      </text:list>
      <text:p text:style-name="Normal">2017-11-20</text:p>
      <text:list text:style-name="LFO10" text:continue-numbering="true">
        <text:list-item>
          <text:p text:style-name="P71">Implemented exclusion of search-robots from visit counting.</text:p>
        </text:list-item>
      </text:list>
      <text:p text:style-name="Normal">2017-11-15</text:p>
      <text:list text:style-name="LFO11" text:continue-numbering="true">
        <text:list-item>
          <text:p text:style-name="P72">Implemented visitors counting (depends on X-Real-IP header)</text:p>
        </text:list-item>
        <text:list-item>
          <text:p text:style-name="P73">Implemented likes/dislikes (depends on X-Real-IP header)</text:p>
        </text:list-item>
      </text:list>
      <text:p text:style-name="Normal">2017-11-14</text:p>
      <text:soft-page-break/>
      <text:list text:style-name="LFO12" text:continue-numbering="true">
        <text:list-item>
          <text:p text:style-name="P74">Added RememberMe checkbox into login form, increased RememberMe cookie timeout upto 7 days</text:p>
        </text:list-item>
        <text:list-item>
          <text:p text:style-name="P75">Added Prism syntax highlighter instead of github-markdown-css</text:p>
        </text:list-item>
      </text:list>
      <text:p text:style-name="Normal">2017-11-13</text:p>
      <text:list text:style-name="LFO13" text:continue-numbering="true">
        <text:list-item>
          <text:p text:style-name="P76">Draft posts are hidden now by direct link</text:p>
        </text:list-item>
        <text:list-item>
          <text:p text:style-name="P77">Prevented creating admin user from constants if email of admin was changed from the database</text:p>
        </text:list-item>
      </text:list>
      <text:p text:style-name="Normal">2017-11-11</text:p>
      <text:list text:style-name="LFO14" text:continue-numbering="true">
        <text:list-item>
          <text:p text:style-name="P78">Implemented /seo/sitemap.xml file containing information about all published posts</text:p>
        </text:list-item>
      </text:list>
      <text:p text:style-name="Normal">2017-11-09</text:p>
      <text:list text:style-name="LFO15" text:continue-numbering="true">
        <text:list-item>
          <text:p text:style-name="P79">Implemented files uploads/downloads</text:p>
        </text:list-item>
      </text:list>
      <text:p text:style-name="Normal">2017-11-08</text:p>
      <text:list text:style-name="LFO16" text:continue-numbering="true">
        <text:list-item>
          <text:p text:style-name="P80"><text:span text:style-name="T81">Added sharing buttons via </text:span><text:a xlink:href="https://platform.sharethis.com/" office:target-frame-name="_top" xlink:show="replace"><text:span text:style-name="T82">sharethis.com</text:span></text:a><text:span text:style-name="T83"> - register and change verification code to use it</text:span></text:p>
        </text:list-item>
        <text:list-item>
          <text:p text:style-name="P84"><text:span text:style-name="T85">Removed deprecated Jython, Pygments and Pegdown. Replaced with </text:span><text:a xlink:href="https://github.com/vsch/flexmark-java" office:target-frame-name="_top" xlink:show="replace"><text:span text:style-name="T86">Flexmark</text:span></text:a><text:span text:style-name="T87"> and </text:span><text:a xlink:href="https://github.com/sindresorhus/github-markdown-css" office:target-frame-name="_top" xlink:show="replace"><text:span text:style-name="T88">github-markdown-css</text:span></text:a></text:p>
        </text:list-item>
      </text:list>
      <text:p text:style-name="Normal">2017-11-07</text:p>
      <text:list text:style-name="LFO17" text:continue-numbering="true">
        <text:list-item>
          <text:p text:style-name="P89">Added 'admin' button on the home page if admin is logged in</text:p>
        </text:list-item>
        <text:list-item>
          <text:p text:style-name="P90">Added SEO meta-tags:</text:p>
          <text:list text:continue-numbering="true">
            <text:list-item>
              <text:p text:style-name="P91">list of keywords</text:p>
            </text:list-item>
            <text:list-item>
              <text:p text:style-name="P92">description</text:p>
            </text:list-item>
          </text:list>
        </text:list-item>
        <text:list-item>
          <text:p text:style-name="P93">Updated html &gt; head &gt; title for posts pages</text:p>
        </text:list-item>
      </text:list>
      <text:p text:style-name="Normal">2017-11-03</text:p>
      <text:list text:style-name="LFO18" text:continue-numbering="true">
        <text:list-item>
          <text:p text:style-name="P94"><text:span text:style-name="T95">Forked from </text:span><text:a xlink:href="https://github.com/Raysmond/SpringBlog" office:target-frame-name="_top" xlink:show="replace"><text:span text:style-name="T96">SpringBlog by Raysmon</text:span></text:a></text:p>
        </text:list-item>
        <text:list-item>
          <text:p text:style-name="P97"><text:span text:style-name="T98">Migrated onto </text:span><text:span text:style-name="T99">SpringBoot 1.5.8</text:span><text:span text:style-name="T100">, all libraries updated</text:span></text:p>
        </text:list-item>
      </text:list>
      <text:h text:style-name="P101" text:outline-level="2">Development</text:h>
      <text:soft-page-break/>
      <text:p text:style-name="P102">Before development, please install the following service software:</text:p>
      <text:list text:style-name="LFO19" text:continue-numbering="true">
        <text:list-item>
          <text:p text:style-name="P103"><text:a xlink:href="https://www.mysql.com/" office:target-frame-name="_top" xlink:show="replace"><text:span text:style-name="T104">MySQL</text:span></text:a></text:p>
        </text:list-item>
        <text:list-item>
          <text:p text:style-name="P105"><text:a xlink:href="http://redis.io/" office:target-frame-name="_top" xlink:show="replace"><text:span text:style-name="T106">Redis</text:span></text:a></text:p>
        </text:list-item>
        <text:list-item>
          <text:p text:style-name="P107"><text:a xlink:href="http://pygments.org/" office:target-frame-name="_top" xlink:show="replace"><text:span text:style-name="T108">Pygments</text:span></text:a></text:p>
        </text:list-item>
      </text:list>
      <text:p text:style-name="P109"><text:span text:style-name="T110">Edit the spring config profile </text:span><text:span text:style-name="T111">src/main/resources/application.yml</text:span><text:span text:style-name="T112"> according to your settings.</text:span></text:p>
      <text:p text:style-name="P113">And start MySQL and Redis first before running the application.</text:p>
      <text:p text:style-name="P114"># If you're using Ubuntu server</text:p>
      <text:p text:style-name="P115"/>
      <text:p text:style-name="P116"># Install MySQL</text:p>
      <text:p text:style-name="P117">apt-get install mysql-server</text:p>
      <text:p text:style-name="P118">service mysql start</text:p>
      <text:p text:style-name="P119">mysql -u root -p</text:p>
      <text:p text:style-name="P120">&gt;&gt; create database spring_blog;</text:p>
      <text:p text:style-name="P121"/>
      <text:p text:style-name="P122"/>
      <text:p text:style-name="P123"># Install Python pygments</text:p>
      <text:p text:style-name="P124">apt-get install python-pip</text:p>
      <text:p text:style-name="P125">pip install pygments</text:p>
      <text:p text:style-name="P126"># If you want to enable redis cache</text:p>
      <text:p text:style-name="P127"># Install redis server first, you can find instructions</text:p>
      <text:p text:style-name="P128"># from https://www.digitalocean.com/community/tutorials/how-to-install-and-use-redis</text:p>
      <text:p text:style-name="P129">service redis_6379 start</text:p>
      <text:p text:style-name="P130"><text:span text:style-name="T131">This is a Gradle project. Make sure Gradle is installed in your machine. Try </text:span><text:span text:style-name="T132">gradle -v</text:span><text:span text:style-name="T133"> command. Otherwise install in from </text:span><text:a xlink:href="http://www.gradle.org/" office:target-frame-name="_top" xlink:show="replace"><text:span text:style-name="T134">http://www.gradle.org/</text:span></text:a><text:span text:style-name="T135">. I recommend you import the source code into Intellij IDE to edit the code.</text:span></text:p>
      <text:p text:style-name="P136"># Start the web application</text:p>
      <text:p text:style-name="P137">./gradlew bootRun</text:p>
      <text:p text:style-name="Normal">Development</text:p>
      <text:p text:style-name="P138"><text:span text:style-name="T139">How to import the project into Intellij IDEA and run from the IDE?</text:span></text:p>
      <text:list text:style-name="LFO20" text:continue-numbering="true">
        <text:list-item>
          <text:p text:style-name="P140"><text:span text:style-name="T141">Clone the project </text:span><text:span text:style-name="T142">git clone https://github.com/Raysmond/SpringBlog.git</text:span></text:p>
        </text:list-item>
        <text:list-item>
          <text:p text:style-name="P143"><text:span text:style-name="T144">Download all dependencies </text:span><text:span text:style-name="T145">cd SpringBlog ./gradlew idea</text:span></text:p>
        </text:list-item>
        <text:list-item>
          <text:p text:style-name="P146">Open the project in Intellij IDEA.</text:p>
        </text:list-item>
        <text:list-item>
          <text:p text:style-name="P147"><text:span text:style-name="T148">Run </text:span><text:span text:style-name="T149">Application.java</text:span><text:span text:style-name="T150"> as Java application.</text:span></text:p>
        </text:list-item>
        <text:list-item>
          <text:p text:style-name="P151"><text:span text:style-name="T152">Preview: </text:span><text:a xlink:href="http://localhost:8001/" office:target-frame-name="_top" xlink:show="replace"><text:span text:style-name="T153">http://localhost:8001</text:span></text:a><text:span text:style-name="T154"> Admin: </text:span><text:a xlink:href="http://localhost:8001/admin" office:target-frame-name="_top" xlink:show="replace"><text:span text:style-name="T155">http://localhost:8001/admin</text:span></text:a><text:span text:style-name="T156"> , the default admin account is: </text:span><text:a xlink:href="mailto:admin@admin.com" office:target-frame-name="_top" xlink:show="replace"><text:span text:style-name="T157">admin@admin.com</text:span></text:a><text:span text:style-name="T158">, password: admin</text:span></text:p>
        </text:list-item>
      </text:list>
      <text:p text:style-name="P159"><text:span text:style-name="T160">Lombok is required to run the project. You can install the plugin in Intellij IDEA. Reference: </text:span><text:a xlink:href="https://github.com/mplushnikov/lombok-intellij-plugin" office:target-frame-name="_top" xlink:show="replace"><text:span text:style-name="T161">https://github.com/mplushnikov/lombok-intellij-plugin</text:span></text:a></text:p>
      <text:soft-page-break/>
      <text:h text:style-name="P162" text:outline-level="2">Deployment</text:h>
      <text:list text:style-name="LFO21" text:continue-numbering="true">
        <text:list-item>
          <text:p text:style-name="P163"><text:span text:style-name="T164">Build application jar </text:span><text:span text:style-name="T165">./gradlew build</text:span><text:span text:style-name="T166">, then upload the distribution jar (e.g. </text:span><text:span text:style-name="T167">build/libs/SpringBlog-0.1.jar</text:span><text:span text:style-name="T168">) to your remote server.</text:span></text:p>
        </text:list-item>
        <text:list-item>
          <text:p text:style-name="P169"><text:span text:style-name="T170">Upload </text:span><text:span text:style-name="T171">application-production.yml</text:span><text:span text:style-name="T172"> to your server and change it according to your server settings.</text:span></text:p>
        </text:list-item>
        <text:list-item>
          <text:p text:style-name="P173">Run it (Java8 is a must)</text:p>
        </text:list-item>
        <text:list-item>
          <text:p text:style-name="P174"># assuming you have the jar and yml files under current dir</text:p>
        </text:list-item>
      </text:list>
      <text:p text:style-name="P175"><text:span text:style-name="T176">java -jar SpringBlog-0.1.jar --spring.config.location=application-production.yml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modern" style:font-pitch="fixed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Heading4" style:display-name="Heading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Heading4Char" style:display-name="Heading 4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in,Wuxia</meta:initial-creator>
    <dc:creator>Jin,Wuxia</dc:creator>
    <meta:creation-date>2018-11-23T21:56:00Z</meta:creation-date>
    <dc:date>2018-11-23T21:59:00Z</dc:date>
    <meta:template xlink:href="Normal.dotm" xlink:type="simple"/>
    <meta:editing-cycles>3</meta:editing-cycles>
    <meta:editing-duration>PT180S</meta:editing-duration>
    <meta:document-statistic meta:page-count="5" meta:paragraph-count="12" meta:word-count="964" meta:character-count="6452" meta:row-count="45" meta:non-whitespace-character-count="5500"/>
  </office:meta>
</office:document-meta>
</file>